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ablecidos los Controles para Reducir Importaciones Oficiales</text:p>
      <text:p text:style-name="P2"/>
      <text:p text:style-name="P2"><text:tab/>A partir del lunes próximo, ninguna importación de despachos oficiales podrá efectuarse sin una autorización previa de la Comisión de Importaciones del sector público.</text:p>
      <text:p text:style-name="P2"><text:tab/>Ayer, en el despacho del ministro de Hacienda, doctor Luis José Silva Luongo, se reunió la citada Comisión, que integran, además del ministro que la preside, el director general del despacho, doctor Luis Eúsebio Almoguera; el doctor Hugo Romero, vicepresidente del Banco Central de Venezuela, encargado de la Gerencia; doctor Lorenzo Azpurua Marturet, ministro de Estado, jefe de Cordiplan; la doctora Lilia Agreda, títular de la Consultoría Juridica de Hacienda, quien actúa como secretaria, y sendos representantes de ICE y Fomento.</text:p>
      <text:p text:style-name="P2"><text:tab/>Revela una nota de prensa emitida por Hacienda que de acuerdo con la resuelta en esa reunión, el lunes próximo recibirán instrucciones muy precisas las aduanas, puertos y aeropuertos del país, para que no den entrada a ninguna importación realizada por el sector gubernamental, que no haya sido previamente aprobado por la Comisión de Importaciones del Sector Público, creado por decreto presidencial del año pasado. Explica la nota que el control incorpora también el área de los pagos, y a este respecto tanto el Banco Central como los bancos comerciales a través de la Superintendencia de Bancos, serán notificados de que no podrán tramitar apertura de cartas de crédito sobre el exterior, para el financiamiento de las importaciones del sector público que no se encuentren debidamente amparados con la aprobación expresa de la referida Comisión, ante la cual deberán hacer las solicitudes de caso.</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09:09:19</meta:creation-date>
    <dc:date>2013-03-05T09:43:39</dc:date>
    <meta:editing-duration>PT2M13S</meta:editing-duration>
    <meta:editing-cycles>1</meta:editing-cycles>
    <meta:document-statistic meta:table-count="0" meta:image-count="0" meta:object-count="0" meta:page-count="1" meta:paragraph-count="5" meta:word-count="256" meta:character-count="1669" meta:non-whitespace-character-count="1413"/>
    <meta:generator>LibreOffice/3.5$Linux_X86_64 LibreOffice_project/350m1$Build-2</meta:generator>
  </office:meta>
</office:document-meta>
</file>